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CC000000990550FACF6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塗と線のない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1.223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fo:min-height="1.941cm"/>
    </style:style>
    <style:style style:name="gr9" style:family="graphic" style:parent-style-name="standard">
      <style:graphic-properties svg:stroke-width="0.212cm" svg:stroke-color="#b847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10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8.999cm" svg:height="14.248cm" svg:x="4.201cm" svg:y="3.152cm">
          <draw:image xlink:href="Pictures/1000000000000CC000000990550FACF6.jpg" xlink:type="simple" xlink:show="embed" xlink:actuate="onLoad">
            <text:p/>
          </draw:image>
        </draw:frame>
        <draw:line draw:style-name="gr2" draw:text-style-name="P1" draw:layer="layout" svg:x1="24cm" svg:y1="12.3cm" svg:x2="21.7cm" svg:y2="12.3cm">
          <text:p/>
        </draw:line>
        <draw:line draw:style-name="gr2" draw:text-style-name="P1" draw:layer="layout" svg:x1="24cm" svg:y1="14.3cm" svg:x2="21.699cm" svg:y2="14.33cm">
          <text:p/>
        </draw:line>
        <draw:line draw:style-name="gr2" draw:text-style-name="P1" draw:layer="layout" svg:x1="24.7cm" svg:y1="8.8cm" svg:x2="22.449cm" svg:y2="8.83cm">
          <text:p/>
        </draw:line>
        <draw:line draw:style-name="gr2" draw:text-style-name="P1" draw:layer="layout" svg:x1="24.6cm" svg:y1="6.3cm" svg:x2="22.749cm" svg:y2="6.23cm">
          <text:p/>
        </draw:line>
        <draw:line draw:style-name="gr2" draw:text-style-name="P1" draw:layer="layout" svg:x1="17.3cm" svg:y1="16.6cm" svg:x2="17.249cm" svg:y2="14.63cm">
          <text:p/>
        </draw:line>
        <draw:line draw:style-name="gr2" draw:text-style-name="P1" draw:layer="layout" svg:x1="7.651cm" svg:y1="17.8cm" svg:x2="7.7cm" svg:y2="14.43cm">
          <text:p/>
        </draw:line>
        <draw:line draw:style-name="gr2" draw:text-style-name="P1" draw:layer="layout" svg:x1="11.3cm" svg:y1="16.7cm" svg:x2="11.261cm" svg:y2="14.78cm">
          <text:p/>
        </draw:line>
        <draw:line draw:style-name="gr2" draw:text-style-name="P1" draw:layer="layout" svg:x1="16.5cm" svg:y1="3.8cm" svg:x2="16.5cm" svg:y2="5.944cm">
          <text:p/>
        </draw:line>
        <draw:line draw:style-name="gr2" draw:text-style-name="P1" draw:layer="layout" svg:x1="10.5cm" svg:y1="3cm" svg:x2="10.5cm" svg:y2="5.894cm">
          <text:p/>
        </draw:line>
        <draw:line draw:style-name="gr2" draw:text-style-name="P1" draw:layer="layout" svg:x1="6.2cm" svg:y1="3.4cm" svg:x2="6.2cm" svg:y2="5.994cm">
          <text:p/>
        </draw:line>
        <draw:frame draw:style-name="gr3" draw:layer="layout" svg:width="4.9cm" svg:height="1.597cm" svg:x="24.2cm" svg:y="13.7cm">
          <draw:text-box>
            <text:p>コンソール用</text:p>
            <text:p>USBマイクロB</text:p>
          </draw:text-box>
        </draw:frame>
        <draw:frame draw:style-name="gr3" draw:layer="layout" svg:width="4.9cm" svg:height="1.597cm" svg:x="24.2cm" svg:y="11.5cm">
          <draw:text-box>
            <text:p>電源供給用</text:p>
            <text:p>USBマイクロB</text:p>
          </draw:text-box>
        </draw:frame>
        <draw:frame draw:style-name="gr3" draw:layer="layout" svg:width="4.9cm" svg:height="1.3cm" svg:x="24.657cm" svg:y="8.261cm">
          <draw:text-box>
            <text:p>USBホスト</text:p>
          </draw:text-box>
        </draw:frame>
        <draw:frame draw:style-name="gr4" draw:text-style-name="P2" draw:layer="layout" svg:width="4.9cm" svg:height="0.9cm" svg:x="23.8cm" svg:y="10.2cm">
          <draw:text-box>
            <text:p text:style-name="P2"><text:span text:style-name="T1">※</text:span><text:span text:style-name="T1">USB</text:span><text:span text:style-name="T1">ホスト切替</text:span><text:span text:style-name="T1">SW</text:span></text:p>
          </draw:text-box>
        </draw:frame>
        <draw:line draw:style-name="gr2" draw:text-style-name="P1" draw:layer="layout" svg:x1="23.851cm" svg:y1="10.6cm" svg:x2="21.6cm" svg:y2="10.63cm">
          <text:p/>
        </draw:line>
        <draw:frame draw:style-name="gr3" draw:layer="layout" svg:width="4.9cm" svg:height="2.308cm" svg:x="24.5cm" svg:y="5.092cm">
          <draw:text-box>
            <text:p>DCジャック</text:p>
            <text:p>7v~15v</text:p>
            <text:p>必須ではない。</text:p>
          </draw:text-box>
        </draw:frame>
        <draw:frame draw:style-name="gr5" draw:layer="layout" svg:width="8.8cm" svg:height="1.673cm" svg:x="13.6cm" svg:y="16.527cm">
          <draw:text-box>
            <text:p>Arduinoデジタルpin</text:p>
            <text:p>I/Oレベル：５V</text:p>
          </draw:text-box>
        </draw:frame>
        <draw:frame draw:style-name="gr6" draw:layer="layout" svg:width="3.8cm" svg:height="1.473cm" svg:x="5.8cm" svg:y="17.7cm">
          <draw:text-box>
            <text:p>Edison本体</text:p>
          </draw:text-box>
        </draw:frame>
        <draw:frame draw:style-name="gr7" draw:layer="layout" svg:width="3.8cm" svg:height="1cm" svg:x="8.6cm" svg:y="2cm">
          <draw:text-box>
            <text:p>マイクロSD</text:p>
          </draw:text-box>
        </draw:frame>
        <draw:frame draw:style-name="gr8" draw:layer="layout" svg:width="4.2cm" svg:height="2.191cm" svg:x="3.8cm" svg:y="2cm">
          <draw:text-box>
            <text:p>リセットボタン</text:p>
            <text:p>シャットダウン</text:p>
            <text:p/>
          </draw:text-box>
        </draw:frame>
        <draw:frame draw:style-name="gr5" draw:layer="layout" svg:width="8.8cm" svg:height="1.673cm" svg:x="13.2cm" svg:y="2cm">
          <draw:text-box>
            <text:p>Arduinoアナログ＆電源pin</text:p>
            <text:p>I/Oレベル： ５V</text:p>
          </draw:text-box>
        </draw:frame>
        <draw:frame draw:style-name="gr4" draw:text-style-name="P2" draw:layer="layout" svg:width="4.9cm" svg:height="1.145cm" svg:x="8.9cm" svg:y="16.8cm">
          <draw:text-box>
            <text:p text:style-name="P2"><text:span text:style-name="T1">※</text:span><text:span text:style-name="T1">PWM</text:span><text:span text:style-name="T1">選択ジャンパ</text:span></text:p>
            <text:p text:style-name="P2"><text:span text:style-name="T1">普通触らない</text:span></text:p>
          </draw:text-box>
        </draw:frame>
        <draw:rect draw:style-name="gr9" draw:text-style-name="P1" draw:layer="layout" svg:width="6.6cm" svg:height="5cm" svg:x="12.1cm" svg:y="7.8cm">
          <text:p/>
        </draw:rect>
        <draw:line draw:style-name="gr2" draw:text-style-name="P1" draw:layer="layout" svg:x1="20.4cm" svg:y1="4.1cm" svg:x2="18.5cm" svg:y2="7.9cm">
          <text:p/>
        </draw:line>
        <draw:line draw:style-name="gr10" draw:text-style-name="P1" draw:layer="layout" svg:x1="20.4cm" svg:y1="4.2cm" svg:x2="27.9cm" svg:y2="4.2cm">
          <text:p/>
        </draw:line>
        <draw:frame draw:style-name="gr3" draw:layer="layout" svg:width="4.9cm" svg:height="2.232cm" svg:x="22.6cm" svg:y="1.9cm">
          <draw:text-box>
            <text:p>レベル変換回路</text:p>
            <text:p>AD変換回路</text:p>
            <text:p>セレクタ回路等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IPAPMincho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IPAPGothic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1-25T04:20:30</dc:date>
    <meta:document-statistic meta:object-count="27"/>
    <meta:generator>OpenOffice/4.1.0$Unix OpenOffice.org_project/410m18$Build-9764</meta:generator>
  </office:meta>
</office:document-meta>
</file>